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60"/>
        <table:table-column table:style-name="co4" table:default-cell-style-name="ce7"/>
        <table:table-column table:style-name="co5" table:default-cell-style-name="ce10"/>
        <table:table-column table:style-name="co6" table:default-cell-style-name="ce60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Crear Caso de Conciliación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, haberse dirigido a la pestaña de “Quejas y Reclamaciones”/”Quejas Atendidas”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notificará al Consumidor, Proveedor y Conciliador de su inclusión en un proceso de conciliación</text:p>
          </table:table-cell>
          <table:covered-table-cell table:number-columns-repeated="4" table:style-name="ce59"/>
        </table:table-row>
        <table:table-row table:style-name="ro2">
          <table:table-cell table:style-name="ce46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21" office:value-type="string" calcext:value-type="string">
            <text:p>V 2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1"/>
          <table:covered-table-cell table:number-columns-repeated="4" table:style-name="ce5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Administrador pueda crear un caso de conciliación y asignar sus partes dentro del caso</text:p>
          </table:table-cell>
          <table:covered-table-cell table:style-name="ce11"/>
          <table:covered-table-cell table:number-columns-repeated="4" table:style-name="ce5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1"/>
          <table:covered-table-cell table:number-columns-repeated="4" table:style-name="ce56"/>
        </table:table-row>
        <table:table-row table:style-name="ro2">
          <table:table-cell table:style-name="ce5" office:value-type="string" calcext:value-type="string" table:number-columns-spanned="6" table:number-rows-spanned="1">
            <text:p>En la pestaña “Quejas y Reclamaciones”/”Quejas Atendidas” se mostrarán las quejas listadas y el estado de estas, se seleccionará aquella con</text:p>
          </table:table-cell>
          <table:covered-table-cell table:number-columns-repeated="5" table:style-name="ce56"/>
        </table:table-row>
        <table:table-row table:style-name="ro2">
          <table:table-cell table:style-name="ce5" office:value-type="string" calcext:value-type="string" table:number-columns-spanned="6" table:number-rows-spanned="1">
            <text:p>estado <text:span text:style-name="T1">Respondida</text:span><text:span text:style-name="T2"> y se verá la pestaña mostrando el contenido de la queja. Un opción en esta pestaña tendrá como leyenda “Crear caso de Con-</text:span></text:p>
          </table:table-cell>
          <table:covered-table-cell table:number-columns-repeated="5" table:style-name="ce56"/>
        </table:table-row>
        <table:table-row table:style-name="ro2">
          <table:table-cell table:style-name="ce5" office:value-type="string" calcext:value-type="string" table:number-columns-spanned="6" table:number-rows-spanned="1">
            <text:p>ciliación a partir de esta Queja”, el Administrador pulsará la opción y el sistema le dirigirá a una pestaña donde deberá de asignar al caso el Conci-</text:p>
          </table:table-cell>
          <table:covered-table-cell table:style-name="ce11"/>
          <table:covered-table-cell table:number-columns-repeated="4" table:style-name="ce56"/>
        </table:table-row>
        <table:table-row table:style-name="ro2">
          <table:table-cell table:style-name="ce5" office:value-type="string" calcext:value-type="string" table:number-columns-spanned="6" table:number-rows-spanned="1">
            <text:p>liador. Una pestaña despliega una sección de donde podrá elegir el Administador al Conciliador buscando por su nombre en la barra de búsqueda</text:p>
          </table:table-cell>
          <table:covered-table-cell table:style-name="ce11"/>
          <table:covered-table-cell table:number-columns-repeated="4" table:style-name="ce56"/>
        </table:table-row>
        <table:table-row table:style-name="ro2">
          <table:table-cell table:style-name="ce5" office:value-type="string" calcext:value-type="string" table:number-columns-spanned="6" table:number-rows-spanned="1">
            <text:p>y los resultados aparecen en forma de lista debajo de esta barra. Elegido el Conciliador deberá pulsar en “Crear”, y el sistema mostrará un mensaje</text:p>
          </table:table-cell>
          <table:covered-table-cell table:style-name="ce11"/>
          <table:covered-table-cell table:number-columns-repeated="4" table:style-name="ce56"/>
        </table:table-row>
        <table:table-row table:style-name="ro2">
          <table:table-cell table:style-name="ce5" office:value-type="string" calcext:value-type="string" table:number-columns-spanned="6" table:number-rows-spanned="1">
            <text:p>de éxito informando de la creación del caso y la adicción de las partes al caso</text:p>
          </table:table-cell>
          <table:covered-table-cell table:style-name="ce11"/>
          <table:covered-table-cell table:number-columns-repeated="4" table:style-name="ce5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posa el mouse sobre una de las quejas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ostrará una pestaña con el contenido de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istadas con estado <text:span text:style-name="T1">Respondida,</text:span> saldrá un botón con la</text:p>
          </table:table-cell>
          <table:covered-table-cell/>
          <table:table-cell/>
          <table:table-cell office:value-type="string" calcext:value-type="string" table:number-columns-spanned="2" table:number-rows-spanned="1">
            <text:p>queja, además de una opción llamada “Crear Caso de Con-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leyenda “Consultar Queja” y lo presionará</text:p>
          </table:table-cell>
          <table:covered-table-cell/>
          <table:table-cell table:style-name="Default"/>
          <table:table-cell table:style-name="ce11" office:value-type="string" calcext:value-type="string" table:number-columns-spanned="2" table:number-rows-spanned="1">
            <text:p>ciliación a partir de esta Queja”</text:p>
          </table:table-cell>
          <table:covered-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Administrador pulsará la opción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le conducirá a otra pestaña donde se mostrará</text:p>
          </table:table-cell>
          <table:covered-table-cell/>
        </table:table-row>
        <table:table-row table:style-name="ro2">
          <table:table-cell/>
          <table:table-cell table:style-name="ce13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Asunto de la Queja y Tipo de Queja, además de la op-</text:p>
          </table:table-cell>
          <table:covered-table-cell/>
        </table:table-row>
        <table:table-row table:style-name="ro2">
          <table:table-cell/>
          <table:table-cell table:style-name="ce14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ón “Asignar Conciliador”. Al presionar a la opción se des-</text:p>
          </table:table-cell>
          <table:covered-table-cell/>
        </table:table-row>
        <table:table-row table:style-name="ro2">
          <table:table-cell/>
          <table:table-cell table:style-name="ce13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splegará una sección con una barra de búsqueda y lis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s debajo de esta barra los Conciladores registrados.</text:p>
          </table:table-cell>
          <table:covered-table-cell/>
        </table:table-row>
        <table:table-row table:style-name="ro2">
          <table:table-cell table:style-name="ce6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estas barra el Administrador podrá buscar al Concili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Default"/>
          <table:table-cell table:style-name="ce11" office:value-type="string" calcext:value-type="string" table:number-columns-spanned="2" table:number-rows-spanned="1">
            <text:p>dor por el Nombre con el que fue registrado</text:p>
          </table:table-cell>
          <table:covered-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Administrador pulsa la opción, busca y elige al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ostrará a un lado del botón para desplegar</text:p>
          </table:table-cell>
          <table:covered-table-cell/>
        </table:table-row>
        <table:table-row table:style-name="ro2">
          <table:table-cell/>
          <table:table-cell table:style-name="ce15" office:value-type="string" calcext:value-type="string" table:number-columns-spanned="2" table:number-rows-spanned="1">
            <text:p>Conciliador</text:p>
          </table:table-cell>
          <table:covered-table-cell/>
          <table:table-cell/>
          <table:table-cell office:value-type="string" calcext:value-type="string" table:number-columns-spanned="2" table:number-rows-spanned="1">
            <text:p>las secciones, el Nombre Completo del Conciliador</text:p>
          </table:table-cell>
          <table:covered-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Administrador verificará los datos ingresados y pulsará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verifica que haya sido escogido al Conciliador</text:p>
          </table:table-cell>
          <table:covered-table-cell/>
        </table:table-row>
        <table:table-row table:style-name="ro2">
          <table:table-cell table:style-name="Default"/>
          <table:table-cell table:style-name="ce11" office:value-type="string" calcext:value-type="string" table:number-columns-spanned="2" table:number-rows-spanned="1">
            <text:p>al botón de “Crear”</text:p>
          </table:table-cell>
          <table:covered-table-cell table:style-name="Default"/>
          <table:table-cell table:style-name="Default"/>
          <table:table-cell table:style-name="ce11" office:value-type="string" calcext:value-type="string" table:number-columns-spanned="2" table:number-rows-spanned="1">
            <text:p>en las sección desplegable</text:p>
          </table:table-cell>
          <table:covered-table-cell table:style-name="Default"/>
        </table:table-row>
        <table:table-row table:style-name="ro2">
          <table:table-cell/>
          <table:table-cell table:style-name="ce13" table:number-columns-spanned="2" table:number-rows-spanned="1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mostrará un mensaje de éxito informan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11" office:value-type="string" calcext:value-type="string" table:number-columns-spanned="2" table:number-rows-spanned="1">
            <text:p>Administrador de la creación del Caso de Concilación y la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signación de las partes al mismo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56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 table:number-columns-spanned="5" table:number-rows-spanned="1">
            <text:p>El sistema muestra un mensaje de advertencia en la sección desplegable informando al Administrador de la inexistencia de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Consumidores, Proveedores y/o Conciliadores registrados en el sistema. El sistema deshabilitará automáticamente el botón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<text:span text:style-name="T3"> de “Crear”, per</text:span>mitiendo al Administrador solo pulsar el botón “Cancelar”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advertencia debido a que no se ha escogido al Conciliador para la dirección del caso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 table:number-columns-spanned="5" table:number-rows-spanned="1">
            <text:p>El sistema muestra un mensaje de error debido a que alguna de las partes escogidas ya no está registrada en la BD del sis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tema, le pide al Administrador que vuelva a ingresar las partes correspondientes existentes y recarga la página.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El sistema muestra un mensaje de error debido a un error desconocido, le pide al Administrador que vuelva a intentar la</text:p>
          </table:table-cell>
          <table:covered-table-cell/>
          <table:covered-table-cell table:style-name="ce60"/>
          <table:covered-table-cell table:number-columns-repeated="2"/>
        </table:table-row>
        <table:table-row table:style-name="ro2">
          <table:table-cell table:style-name="Default"/>
          <table:table-cell table:style-name="ce11" office:value-type="string" calcext:value-type="string" table:number-columns-spanned="5" table:number-rows-spanned="1">
            <text:p>creación del Caso una vez más y el sistema recarga la página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3:01:45.2498775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4:23:15.076368973</dc:date>
    <meta:editing-duration>PT3H14M2S</meta:editing-duration>
    <meta:editing-cycles>44</meta:editing-cycles>
    <meta:generator>LibreOffice/6.2.7.1$Linux_X86_64 LibreOffice_project/20$Build-1</meta:generator>
    <meta:document-statistic meta:table-count="1" meta:cell-count="73" meta:object-count="0"/>
  </office:meta>
</office:document-meta>
</file>